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197B3027B81A3B47E0E.png" manifest:media-type="image/png"/>
  <manifest:file-entry manifest:full-path="Pictures/10000000000001A600000134D8E6521AE02F4D51.png" manifest:media-type="image/png"/>
  <manifest:file-entry manifest:full-path="Pictures/10000000000001A400000137927B23A486F37ED7.png" manifest:media-type="image/png"/>
  <manifest:file-entry manifest:full-path="Pictures/10000201000003A2000003A24F12FE2E86245278.png" manifest:media-type="image/png"/>
  <manifest:file-entry manifest:full-path="Pictures/10000201000002F0000002609B604711CE534186.png" manifest:media-type="image/png"/>
  <manifest:file-entry manifest:full-path="Pictures/100000000000044C00000339F8A8379C4D58CCFF.jpg" manifest:media-type="image/jpeg"/>
  <manifest:file-entry manifest:full-path="Pictures/10000000000001A700000123ECA0FA4A64D3F0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74cm" fo:min-width="3.46cm"/>
    </style:style>
    <style:style style:name="gr8" style:family="graphic" style:parent-style-name="standard">
      <style:graphic-properties svg:stroke-color="#b2b2b2" draw:fill-color="#000000" draw:textarea-horizontal-align="justify" draw:textarea-vertical-align="middle" draw:auto-grow-height="false" fo:min-height="1.75cm" fo:min-width="4.9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2" style:family="graphic" style:parent-style-name="Default_5f_1">
      <style:graphic-properties draw:textarea-horizontal-align="justify" draw:textarea-vertical-align="middle" draw:auto-grow-height="false" fo:min-height="0.882cm" fo:min-width="2.046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95cm" fo:min-width="5.1cm"/>
    </style:style>
    <style:style style:name="gr14" style:family="graphic" style:parent-style-name="standard">
      <style:graphic-properties svg:stroke-color="#b2b2b2" draw:fill-color="#000000" draw:textarea-horizontal-align="justify" draw:textarea-vertical-align="middle" draw:auto-grow-height="false" fo:min-height="2.95cm" fo:min-width="7.3cm"/>
    </style:style>
    <style:style style:name="gr15" style:family="graphic" style:parent-style-name="Default_5f_1">
      <style:graphic-properties draw:textarea-horizontal-align="justify" draw:textarea-vertical-align="middle" draw:auto-grow-height="false" fo:min-height="0.95cm" fo:min-width="2.9cm"/>
    </style:style>
    <style:style style:name="gr16" style:family="graphic" style:parent-style-name="Default_5f_1">
      <style:graphic-properties draw:textarea-horizontal-align="justify" draw:textarea-vertical-align="middle" draw:auto-grow-height="false" fo:min-height="0.74cm" fo:min-width="3.46cm"/>
    </style:style>
    <style:style style:name="gr17" style:family="graphic" style:parent-style-name="Default_5f_1">
      <style:graphic-properties draw:textarea-horizontal-align="justify" draw:textarea-vertical-align="middle" draw:auto-grow-height="false" fo:min-height="0.95cm" fo:min-width="4.1cm"/>
    </style:style>
    <style:style style:name="gr18" style:family="graphic" style:parent-style-name="Default_5f_1">
      <style:graphic-properties draw:textarea-horizontal-align="justify" draw:textarea-vertical-align="middle" draw:auto-grow-height="false" fo:min-height="0.74cm" fo:min-width="4.168cm"/>
    </style:style>
    <style:style style:name="gr19" style:family="graphic" style:parent-style-name="Default_5f_1">
      <style:graphic-properties draw:textarea-horizontal-align="justify" draw:textarea-vertical-align="middle" draw:auto-grow-height="false" fo:min-height="1.15cm" fo:min-width="3.1cm"/>
    </style:style>
    <style:style style:name="gr20" style:family="graphic" style:parent-style-name="Default_5f_1">
      <style:graphic-properties draw:textarea-horizontal-align="justify" draw:textarea-vertical-align="middle" draw:auto-grow-height="false" fo:min-height="1.024cm" fo:min-width="2.888cm"/>
    </style:style>
    <style:style style:name="gr21" style:family="graphic" style:parent-style-name="Default_5f_1">
      <style:graphic-properties draw:textarea-horizontal-align="justify" draw:textarea-vertical-align="middle" draw:auto-grow-height="false" fo:min-height="1.15cm" fo:min-width="3.9cm"/>
    </style:style>
    <style:style style:name="gr22" style:family="graphic" style:parent-style-name="Default_5f_1">
      <style:graphic-properties draw:textarea-horizontal-align="justify" draw:textarea-vertical-align="middle" draw:auto-grow-height="false" fo:min-height="0.882cm" fo:min-width="3.178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42cm, 2.052cm, 2.456cm, 3.661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1.3cm"/>
    </style:style>
    <style:style style:name="gr2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425cm"/>
    </style:style>
    <style:style style:name="gr28" style:family="graphic" style:parent-style-name="standard">
      <style:graphic-properties svg:stroke-color="#ffffff" draw:fill-color="#ff0000" draw:textarea-horizontal-align="justify" draw:textarea-vertical-align="middle" draw:auto-grow-height="false" fo:min-height="0.316cm" fo:min-width="0.066cm"/>
    </style:style>
    <style:style style:name="gr29" style:family="graphic" style:parent-style-name="Default_5f_1">
      <style:graphic-properties svg:stroke-color="#cc3300" draw:fill-color="#ffff00" draw:textarea-horizontal-align="justify" draw:textarea-vertical-align="middle" draw:auto-grow-height="false" fo:min-height="0.74cm" fo:min-width="3.46cm"/>
    </style:style>
    <style:style style:name="gr30" style:family="graphic" style:parent-style-name="Default_5f_1">
      <style:graphic-properties svg:stroke-color="#cc3300" draw:fill-color="#ffff00" draw:textarea-horizontal-align="justify" draw:textarea-vertical-align="middle" draw:auto-grow-height="false" fo:min-height="0.882cm" fo:min-width="3.178cm"/>
    </style:style>
    <style:style style:name="gr31" style:family="graphic" style:parent-style-name="Default_5f_1">
      <style:graphic-properties svg:stroke-color="#cc3300" draw:fill-color="#ffff00" draw:textarea-horizontal-align="justify" draw:textarea-vertical-align="middle" draw:auto-grow-height="false" fo:min-height="1.024cm" fo:min-width="2.8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729fcf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7" style:family="paragraph">
      <loext:graphic-properties draw:fill-color="#000000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cm" svg:height="3.8cm" svg:x="2.2cm" svg:y="4.2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frame draw:style-name="gr1" draw:text-style-name="P1" draw:layer="layout" svg:width="6.141cm" svg:height="4.965cm" svg:x="20cm" svg:y="14.6cm">
          <draw:image xlink:href="Pictures/10000201000002F0000002609B604711CE534186.png" xlink:type="simple" xlink:show="embed" xlink:actuate="onLoad">
            <text:p/>
          </draw:image>
        </draw:frame>
        <draw:line draw:style-name="gr2" draw:text-style-name="P1" draw:layer="layout" svg:x1="23.1cm" svg:y1="9.499cm" svg:x2="23.1cm" svg:y2="11.2cm">
          <text:p/>
        </draw:line>
        <draw:frame draw:style-name="gr3" draw:text-style-name="P3" draw:layer="layout" svg:width="11.742cm" svg:height="0.962cm" svg:x="1.8cm" svg:y="3.438cm">
          <draw:text-box>
            <text:p text:style-name="P2">Reminder: what we did with the joystick:</text:p>
          </draw:text-box>
        </draw:frame>
        <draw:custom-shape draw:style-name="gr4" draw:text-style-name="P4" draw:layer="layout" svg:width="5.2cm" svg:height="1.6cm" svg:x="6.4cm" svg:y="4.899cm">
          <text:p text:style-name="P4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cm" svg:y1="5.699cm" svg:x2="14cm" svg:y2="5.699cm">
          <text:p/>
        </draw:line>
        <draw:custom-shape draw:style-name="gr5" draw:text-style-name="P4" draw:layer="layout" svg:width="3.8cm" svg:height="1.2cm" svg:x="14cm" svg:y="5.099cm">
          <text:p text:style-name="P4">Jo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8cm" svg:y1="5.699cm" svg:x2="20.2cm" svg:y2="5.699cm">
          <text:p/>
        </draw:line>
        <draw:line draw:style-name="gr2" draw:text-style-name="P1" draw:layer="layout" svg:x1="23.1cm" svg:y1="6.399cm" svg:x2="23.1cm" svg:y2="8.299cm">
          <text:p/>
        </draw:line>
        <draw:custom-shape draw:style-name="gr6" draw:text-style-name="P4" draw:layer="layout" svg:width="4.6cm" svg:height="1.2cm" svg:x="20.7cm" svg:y="8.299cm">
          <text:p text:style-name="P4">car_cm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6cm" svg:height="1.4cm" svg:x="20.2cm" svg:y="5cm">
          <text:p text:style-name="P5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1cm" svg:y1="12.899cm" svg:x2="23.1cm" svg:y2="14.6cm">
          <text:p/>
        </draw:line>
        <draw:custom-shape draw:style-name="gr8" draw:text-style-name="P7" draw:layer="layout" svg:width="5.4cm" svg:height="2cm" svg:x="20.4cm" svg:y="11.2cm">
          <text:p text:style-name="P4">Kinematic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0" draw:text-style-name="P9" draw:layer="layout" svg:width="11.9cm" svg:height="8.186cm" svg:x="8.05cm" svg:y="2.614cm">
          <draw:image xlink:href="Pictures/10000000000001A700000123ECA0FA4A64D3F01B.png" xlink:type="simple" xlink:show="embed" xlink:actuate="onLoad">
            <text:p/>
          </draw:image>
        </draw:frame>
        <draw:frame draw:style-name="gr11" draw:text-style-name="P9" draw:layer="layout" svg:width="3.873cm" svg:height="3.55cm" svg:x="0.127cm" svg:y="8cm">
          <draw:image xlink:href="Pictures/100000000000044C00000339F8A8379C4D58CCFF.jp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custom-shape draw:style-name="gr12" draw:text-style-name="P9" draw:layer="layout" svg:width="3.6cm" svg:height="1.6cm" svg:x="2cm" svg:y="10.8cm">
          <text:p text:style-name="P9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cm" svg:y1="11.6cm" svg:x2="7cm" svg:y2="11.6cm">
          <text:p/>
        </draw:line>
        <draw:custom-shape draw:style-name="gr13" draw:text-style-name="P9" draw:layer="layout" svg:width="5.6cm" svg:height="1.2cm" svg:x="7cm" svg:y="11cm">
          <text:p text:style-name="P9">image_compresse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cm" svg:y1="12.3cm" svg:x2="10.2cm" svg:y2="13.5cm">
          <text:p/>
        </draw:line>
        <draw:custom-shape draw:style-name="gr14" draw:text-style-name="P10" draw:layer="layout" svg:width="7.8cm" svg:height="3.2cm" svg:x="6.2cm" svg:y="13.4cm">
          <text:p text:style-name="P9">SOME PROGRAM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6.035cm">
          <draw:image xlink:href="Pictures/10000201000002F0000002609B604711CE534186.png" xlink:type="simple" xlink:show="embed" xlink:actuate="onLoad">
            <text:p/>
          </draw:image>
        </draw:frame>
        <draw:custom-shape draw:style-name="gr15" draw:text-style-name="P9" draw:layer="layout" svg:width="3.4cm" svg:height="1.2cm" svg:x="9.4cm" svg:y="17.501cm">
          <text:p text:style-name="P9">car_cm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8cm" svg:y1="18.101cm" svg:x2="14.6cm" svg:y2="18.101cm">
          <text:p/>
        </draw:line>
        <draw:line draw:style-name="gr2" draw:text-style-name="P1" draw:layer="layout" svg:x1="10.2cm" svg:y1="16.6cm" svg:x2="10.2cm" svg:y2="17.501cm">
          <text:p/>
        </draw:line>
        <draw:line draw:style-name="gr2" draw:text-style-name="P1" draw:layer="layout" svg:x1="19.9cm" svg:y1="18.101cm" svg:x2="21.7cm" svg:y2="18.101cm">
          <text:p/>
        </draw:line>
        <draw:custom-shape draw:style-name="gr8" draw:text-style-name="P7" draw:layer="layout" svg:width="5.4cm" svg:height="2cm" svg:x="14.7cm" svg:y="17cm">
          <text:p text:style-name="P4">Kinematic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0" draw:text-style-name="P9" xml:id="id5" draw:id="id5" draw:layer="layout" svg:width="11.9cm" svg:height="8.186cm" svg:x="8.05cm" svg:y="2.614cm">
          <draw:image xlink:href="Pictures/10000000000001A700000123ECA0FA4A64D3F01B.png" xlink:type="simple" xlink:show="embed" xlink:actuate="onLoad">
            <text:p/>
          </draw:image>
        </draw:frame>
        <draw:frame draw:style-name="gr11" draw:text-style-name="P9" xml:id="id1" draw:id="id1" draw:layer="layout" svg:width="3.873cm" svg:height="3.55cm" svg:x="0.127cm" svg:y="8cm">
          <draw:image xlink:href="Pictures/100000000000044C00000339F8A8379C4D58CCFF.jpg" xlink:type="simple" xlink:show="embed" xlink:actuate="onLoad">
            <text:p/>
          </draw:image>
        </draw:frame>
        <draw:frame draw:style-name="gr1" draw:text-style-name="P1" xml:id="id21" draw:id="id21" draw:layer="layout" svg:width="6.141cm" svg:height="4.965cm" svg:x="14.8cm" svg:y="16cm">
          <draw:image xlink:href="Pictures/10000201000002F0000002609B604711CE534186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custom-shape draw:style-name="gr12" draw:text-style-name="P9" xml:id="id2" draw:id="id2" draw:layer="layout" svg:width="3.6cm" svg:height="1.6cm" svg:x="2cm" svg:y="10.8cm">
          <text:p text:style-name="P9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" draw:id="id3" draw:layer="layout" svg:x1="5.6cm" svg:y1="11.6cm" svg:x2="7cm" svg:y2="11.6cm">
          <text:p/>
        </draw:line>
        <draw:custom-shape draw:style-name="gr13" draw:text-style-name="P9" xml:id="id4" draw:id="id4" draw:layer="layout" svg:width="5.6cm" svg:height="1.2cm" svg:x="7cm" svg:y="11cm">
          <text:p text:style-name="P9">image_compressed</text:p>
          <draw:enhanced-geometry svg:viewBox="0 0 21600 21600" draw:type="rectangle" draw:enhanced-path="M 0 0 L 21600 0 21600 21600 0 21600 0 0 Z N"/>
        </draw:custom-shape>
        <draw:line draw:style-name="gr2" draw:text-style-name="P1" xml:id="id6" draw:id="id6" draw:layer="layout" svg:x1="12.6cm" svg:y1="11.6cm" svg:x2="14.2cm" svg:y2="11.6cm">
          <text:p/>
        </draw:line>
        <draw:custom-shape draw:style-name="gr16" draw:text-style-name="P9" xml:id="id7" draw:id="id7" draw:layer="layout" svg:width="5.6cm" svg:height="1.4cm" svg:x="14.2cm" svg:y="10.9cm">
          <text:p text:style-name="P9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8" draw:id="id8" draw:layer="layout" svg:x1="19.8cm" svg:y1="11.6cm" svg:x2="21.6cm" svg:y2="11.6cm">
          <text:p/>
        </draw:line>
        <draw:custom-shape draw:style-name="gr17" draw:text-style-name="P9" xml:id="id9" draw:id="id9" draw:layer="layout" svg:width="4.6cm" svg:height="1.2cm" svg:x="21.6cm" svg:y="11cm">
          <text:p text:style-name="P9">segment_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xml:id="id11" draw:id="id11" draw:layer="layout" svg:width="6.6cm" svg:height="1.4cm" svg:x="20.7cm" svg:y="14.1cm">
          <text:p text:style-name="P9">ground_proj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2" draw:id="id12" draw:layer="layout" svg:x1="20.66cm" svg:y1="14.8cm" svg:x2="19.4cm" svg:y2="14.8cm">
          <text:p/>
        </draw:line>
        <draw:custom-shape draw:style-name="gr19" draw:text-style-name="P9" xml:id="id16" draw:id="id16" draw:layer="layout" svg:width="3.6cm" svg:height="1.4cm" svg:x="3.6cm" svg:y="14cm">
          <text:p text:style-name="P9">lane_pos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xml:id="id22" draw:id="id22" draw:layer="layout" svg:x1="7.6cm" svg:y1="18.1cm" svg:x2="9.4cm" svg:y2="18.1cm">
          <text:p/>
        </draw:line>
        <draw:custom-shape draw:style-name="gr20" draw:text-style-name="P9" xml:id="id23" draw:id="id23" draw:layer="layout" svg:width="4.79cm" svg:height="1.8cm" svg:x="2.81cm" svg:y="17.2cm">
          <text:p text:style-name="P9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13" draw:id="id13" draw:layer="layout" svg:width="4.4cm" svg:height="1.4cm" svg:x="15cm" svg:y="14cm">
          <text:p text:style-name="P9">lineseglist_out</text:p>
          <draw:enhanced-geometry svg:viewBox="0 0 21600 21600" draw:type="rectangle" draw:enhanced-path="M 0 0 L 21600 0 21600 21600 0 21600 0 0 Z N"/>
        </draw:custom-shape>
        <draw:line draw:style-name="gr2" draw:text-style-name="P1" xml:id="id24" draw:id="id24" draw:layer="layout" svg:x1="5.2cm" svg:y1="15.4cm" svg:x2="5.2cm" svg:y2="17.2cm">
          <text:p/>
        </draw:line>
        <draw:custom-shape draw:style-name="gr22" draw:text-style-name="P9" xml:id="id17" draw:id="id17" draw:layer="layout" svg:width="5.2cm" svg:height="1.6cm" svg:x="8.5cm" svg:y="13.9cm">
          <text:p text:style-name="P9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4" draw:id="id14" draw:layer="layout" svg:x1="24cm" svg:y1="12.2cm" svg:x2="24cm" svg:y2="14cm">
          <text:p/>
        </draw:line>
        <draw:line draw:style-name="gr2" draw:text-style-name="P1" xml:id="id18" draw:id="id18" draw:layer="layout" svg:x1="14.961cm" svg:y1="14.7cm" svg:x2="13.701cm" svg:y2="14.7cm">
          <text:p/>
        </draw:line>
        <draw:line draw:style-name="gr2" draw:text-style-name="P1" xml:id="id19" draw:id="id19" draw:layer="layout" svg:x1="8.501cm" svg:y1="14.7cm" svg:x2="7.241cm" svg:y2="14.7cm">
          <text:p/>
        </draw:line>
        <draw:custom-shape draw:style-name="gr15" draw:text-style-name="P9" xml:id="id25" draw:id="id25" draw:layer="layout" svg:width="3.4cm" svg:height="1.2cm" svg:x="9.4cm" svg:y="17.5cm">
          <text:p text:style-name="P9">car_cmd</text:p>
          <draw:enhanced-geometry svg:viewBox="0 0 21600 21600" draw:type="rectangle" draw:enhanced-path="M 0 0 L 21600 0 21600 21600 0 21600 0 0 Z N"/>
        </draw:custom-shape>
        <draw:line draw:style-name="gr2" draw:text-style-name="P1" xml:id="id26" draw:id="id26" draw:layer="layout" svg:x1="12.8cm" svg:y1="18.1cm" svg:x2="14.6cm" svg:y2="18.1cm">
          <text:p/>
        </draw:line>
        <draw:frame draw:style-name="gr23" draw:text-style-name="P9" xml:id="id10" draw:id="id10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24" draw:text-style-name="P9" xml:id="id15" draw:id="id15" draw:layer="layout" svg:width="12.285cm" svg:height="8.306cm" svg:x="7.95cm" svg:y="2.543cm">
          <draw:image xlink:href="Pictures/10000000000001A600000134D8E6521AE02F4D51.png" xlink:type="simple" xlink:show="embed" xlink:actuate="onLoad">
            <text:p/>
          </draw:image>
        </draw:frame>
        <draw:g xml:id="id20" draw:id="id20">
          <draw:g>
            <draw:frame draw:style-name="gr25" draw:text-style-name="P9" draw:layer="layout" svg:width="12.284cm" svg:height="8.43cm" svg:x="7.95cm" svg:y="2.543cm">
              <draw:image xlink:href="Pictures/100000000000021400000197B3027B81A3B47E0E.png" xlink:type="simple" xlink:show="embed" xlink:actuate="onLoad">
                <text:p/>
              </draw:image>
            </draw:frame>
            <draw:custom-shape draw:style-name="gr26" draw:text-style-name="P11" draw:layer="layout" svg:width="1.8cm" svg:height="8.573cm" svg:x="18.6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1" draw:layer="layout" svg:width="1.8cm" svg:height="8.573cm" svg:x="7.6cm" svg:y="2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12" draw:layer="layout" svg:width="2.2cm" svg:height="0.4cm" draw:transform="rotate (0.0530580092606276) translate (10.182cm 7.717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8" draw:text-style-name="P12" draw:layer="layout" svg:width="0.8cm" svg:height="0.8cm" svg:x="9.8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9" draw:text-style-name="P13" xml:id="id27" draw:id="id27" draw:layer="layout" svg:width="5.6cm" svg:height="1.4cm" svg:x="14.201cm" svg:y="10.901cm">
          <text:p text:style-name="P9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8" draw:id="id28" draw:layer="layout" svg:width="5.2cm" svg:height="1.6cm" svg:x="8.501cm" svg:y="13.901cm">
          <text:p text:style-name="P9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29" draw:id="id29" draw:layer="layout" svg:width="4.79cm" svg:height="1.8cm" svg:x="2.811cm" svg:y="17.201cm">
          <text:p text:style-name="P9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ne detecto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1:07:38.425126425</meta:creation-date>
    <dc:date>2018-06-27T16:38:31.810057285</dc:date>
    <meta:editing-duration>P1DT4H50M6S</meta:editing-duration>
    <meta:editing-cycles>8</meta:editing-cycles>
    <meta:generator>LibreOffice/5.1.6.2$Linux_X86_64 LibreOffice_project/10m0$Build-2</meta:generator>
    <meta:document-statistic meta:object-count="96"/>
  </office:meta>
</office:document-meta>
</file>